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0f73" officeooo:paragraph-rsid="000a0f73"/>
    </style:style>
    <style:style style:name="P2" style:family="paragraph" style:parent-style-name="Standard">
      <style:text-properties fo:font-size="14pt" officeooo:rsid="000be60e" officeooo:paragraph-rsid="000a0f73" style:font-size-asian="14pt" style:font-size-complex="14pt"/>
    </style:style>
    <style:style style:name="P3" style:family="paragraph" style:parent-style-name="Standard">
      <style:text-properties fo:font-size="14pt" officeooo:rsid="0008d746" officeooo:paragraph-rsid="000a0f73" style:font-size-asian="14pt" style:font-size-complex="14pt"/>
    </style:style>
    <style:style style:name="P4" style:family="paragraph" style:parent-style-name="Standard">
      <style:text-properties fo:font-size="14pt" officeooo:rsid="000a0f73" officeooo:paragraph-rsid="000a0f73" style:font-size-asian="14pt" style:font-size-complex="14pt"/>
    </style:style>
    <style:style style:name="P5" style:family="paragraph" style:parent-style-name="Standard">
      <style:text-properties fo:font-size="14pt" officeooo:rsid="000b4758" officeooo:paragraph-rsid="000b4758" style:font-size-asian="14pt" style:font-size-complex="14pt"/>
    </style:style>
    <style:style style:name="P6" style:family="paragraph" style:parent-style-name="Standard">
      <style:text-properties fo:font-size="9pt" officeooo:rsid="0008d746" officeooo:paragraph-rsid="000a0f73" style:font-size-asian="9pt" style:font-size-complex="9pt"/>
    </style:style>
    <style:style style:name="P7" style:family="paragraph" style:parent-style-name="Standard">
      <style:text-properties fo:font-size="20pt" officeooo:rsid="0008d746" officeooo:paragraph-rsid="000a0f73" style:font-size-asian="17.5pt" style:font-size-complex="20pt"/>
    </style:style>
    <style:style style:name="P8" style:family="paragraph" style:parent-style-name="Standard">
      <style:text-properties fo:font-size="20pt" officeooo:rsid="000ce2d5" officeooo:paragraph-rsid="000a0f73" style:font-size-asian="17.5pt" style:font-size-complex="20pt"/>
    </style:style>
    <style:style style:name="P9" style:family="paragraph" style:parent-style-name="Standard">
      <style:text-properties fo:font-size="16pt" officeooo:rsid="000b4758" officeooo:paragraph-rsid="000b4758" style:font-size-asian="16pt" style:font-size-complex="16pt"/>
    </style:style>
    <style:style style:name="P10" style:family="paragraph" style:parent-style-name="Standard">
      <style:text-properties fo:font-size="16pt" officeooo:rsid="000ce2d5" officeooo:paragraph-rsid="000a0f73" style:font-size-asian="16pt" style:font-size-complex="16pt"/>
    </style:style>
    <style:style style:name="P11" style:family="paragraph" style:parent-style-name="Standard">
      <style:text-properties fo:font-size="11pt" officeooo:rsid="0008d746" officeooo:paragraph-rsid="000b4758" style:font-size-asian="9.60000038146973pt" style:font-size-complex="11pt"/>
    </style:style>
    <style:style style:name="P12" style:family="paragraph" style:parent-style-name="Standard">
      <style:text-properties fo:font-size="11pt" style:text-underline-style="solid" style:text-underline-width="auto" style:text-underline-color="font-color" officeooo:rsid="0008d746" officeooo:paragraph-rsid="000a0f73" style:font-size-asian="9.60000038146973pt" style:font-size-complex="11pt"/>
    </style:style>
    <style:style style:name="P13" style:family="paragraph" style:parent-style-name="Standard">
      <style:text-properties fo:font-size="11pt" style:text-underline-style="solid" style:text-underline-width="auto" style:text-underline-color="font-color" officeooo:rsid="0008d746" officeooo:paragraph-rsid="000b4758" style:font-size-asian="9.60000038146973pt" style:font-size-complex="11pt"/>
    </style:style>
    <style:style style:name="P14" style:family="paragraph" style:parent-style-name="Standard">
      <style:text-properties fo:font-size="18pt" officeooo:rsid="000b4758" officeooo:paragraph-rsid="000b4758" style:font-size-asian="18pt" style:font-size-complex="18pt"/>
    </style:style>
    <style:style style:name="P15" style:family="paragraph" style:parent-style-name="Standard">
      <style:text-properties fo:font-size="16pt" officeooo:rsid="000dd0e2" officeooo:paragraph-rsid="000dd0e2" style:font-size-asian="14pt" style:font-size-complex="16pt"/>
    </style:style>
    <style:style style:name="P16" style:family="paragraph" style:parent-style-name="Standard">
      <style:text-properties fo:font-size="20pt" officeooo:rsid="000ce2d5" officeooo:paragraph-rsid="000a0f73" style:font-size-asian="17.5pt" style:font-size-complex="20pt"/>
    </style:style>
    <style:style style:name="P17" style:family="paragraph" style:parent-style-name="Standard">
      <style:text-properties fo:font-size="14pt" officeooo:rsid="000d4abd" officeooo:paragraph-rsid="000a0f73" style:font-size-asian="14pt" style:font-size-complex="14pt"/>
    </style:style>
    <style:style style:name="P18" style:family="paragraph" style:parent-style-name="Standard">
      <style:text-properties fo:font-size="14pt" officeooo:rsid="000fc240" officeooo:paragraph-rsid="000fc240" style:font-size-asian="14pt" style:font-size-complex="14pt"/>
    </style:style>
    <style:style style:name="T1" style:family="text">
      <style:text-properties officeooo:rsid="000a0f7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a0f73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a0f73" style:font-weight-asian="bold" style:font-weight-complex="bold"/>
    </style:style>
    <style:style style:name="T6" style:family="text">
      <style:text-properties officeooo:rsid="000be60e"/>
    </style:style>
    <style:style style:name="T7" style:family="text">
      <style:text-properties officeooo:rsid="000b4758"/>
    </style:style>
    <style:style style:name="T8" style:family="text">
      <style:text-properties officeooo:rsid="000c91a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0dd0e2"/>
    </style:style>
    <style:style style:name="T11" style:family="text">
      <style:text-properties officeooo:rsid="000d4a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6"/>
      <text:p text:style-name="P6"/>
      <text:p text:style-name="P7"><text:s text:c="12"/><text:span text:style-name="T4">Klubová soutěž </text:span><text:span text:style-name="T5">o</text:span><text:span text:style-name="T4"> Mistr</text:span><text:span text:style-name="T5">a</text:span><text:span text:style-name="T4"> kroužku <text:s/>202</text:span><text:span text:style-name="T5">3</text:span></text:p>
      <text:p text:style-name="P7"><text:tab/><text:tab/><text:tab/> <text:s text:c="2"/>Výsledk<text:span text:style-name="T10">ová listina</text:span> </text:p>
      <text:p text:style-name="P8"><text:tab/><text:tab/> <text:s text:c="9"/>Letovice <text:span text:style-name="T1">3</text:span>.6. 202<text:span text:style-name="T1">3</text:span></text:p>
      <text:p text:style-name="P8"/>
      <text:p text:style-name="P14">Pořadatel: RMK Letovice, SVČ Letokruh Letovice</text:p>
      <text:p text:style-name="P15">Kategorie: streamer<text:span text:style-name="T9"> <text:s/>S6A - <text:s/>2,5 Ns</text:span></text:p>
      <text:p text:style-name="P9">Sportovní komisař: Kuda Bohuslav</text:p>
      <text:p text:style-name="P9">Časoměřiči: <text:s/>Marečková Jaroslava, Martínek Lubomír, Sopoušek Milan </text:p>
      <text:p text:style-name="P9">Pořadatel: Cihla Jaroslav, </text:p>
      <text:p text:style-name="P9">Zapisovatel: Jiří Kašpar <text:s text:c="10"/></text:p>
      <text:p text:style-name="P10"/>
      <text:p text:style-name="P12"/>
      <text:p text:style-name="P13"><text:span text:style-name="T7">Pořadí: </text:span><text:span text:style-name="T6">.</text:span><text:tab/><text:span text:style-name="T7">J</text:span>mémo<text:tab/><text:tab/>I. kolo<text:tab/><text:tab/>II. kolo<text:tab/><text:tab/>III. kolo<text:tab/>celkem</text:p>
      <text:p text:style-name="P11"><text:tab/><text:tab/></text:p>
      <text:p text:style-name="P3">1. <text:s/><text:span text:style-name="T1">Fadrný Martin<text:tab/></text:span><text:span text:style-name="T6"><text:tab/></text:span><text:span text:style-name="T8">36</text:span><text:span text:style-name="T6"><text:tab/><text:tab/></text:span><text:span text:style-name="T8">54</text:span><text:span text:style-name="T6"><text:tab/><text:tab/></text:span><text:span text:style-name="T8">30</text:span><text:span text:style-name="T6"><text:tab/><text:tab/></text:span><text:span text:style-name="T8">120</text:span><text:span text:style-name="T6"><text:tab/><text:tab/></text:span></text:p>
      <text:p text:style-name="P2">2. <text:s/>Krušina <text:span text:style-name="T1">Daniel</text:span><text:tab/><text:tab/><text:span text:style-name="T8">36</text:span><text:tab/><text:tab/><text:span text:style-name="T8">24</text:span><text:tab/><text:tab/><text:span text:style-name="T8">46</text:span><text:tab/><text:tab/><text:span text:style-name="T8">106</text:span><text:tab/><text:tab/></text:p>
      <text:p text:style-name="P2">3. <text:s/><text:span text:style-name="T1">Horovyi Jaroslav</text:span><text:tab/><text:span text:style-name="T8">45</text:span><text:tab/><text:tab/><text:span text:style-name="T8">13</text:span><text:tab/><text:tab/><text:span text:style-name="T8">38</text:span><text:tab/><text:tab/> <text:span text:style-name="T8">96</text:span><text:tab/><text:tab/></text:p>
      <text:p text:style-name="P4">4. <text:s/>Kovář Matěj<text:tab/><text:tab/><text:span text:style-name="T8">19<text:tab/><text:tab/>32<text:tab/><text:tab/>26<text:tab/><text:tab/> 77</text:span></text:p>
      <text:p text:style-name="P4">5. <text:s/>Krušina Adam<text:tab/><text:tab/> <text:s/><text:span text:style-name="T8">0<text:tab/><text:tab/>45<text:tab/><text:tab/> <text:s/>0<text:tab/><text:tab/> 45</text:span></text:p>
      <text:p text:style-name="P4"/>
      <text:p text:style-name="P4"/>
      <text:p text:style-name="P5">Meteorologická situace: jasno, polojasno 7-18 °C, vítr 3-5m/sec</text:p>
      <text:p text:style-name="P2"/>
      <text:p text:style-name="P2"/>
      <text:p text:style-name="P2"/>
      <text:p text:style-name="P17"/>
      <text:p text:style-name="P17"/>
      <text:p text:style-name="P18">Letovice 3.6. 2023<text:tab/><text:tab/><text:tab/><text:tab/><text:span text:style-name="T11">Hlavní rozhodčí: Kuda Bohuslav v.r.</text:span></text:p>
      <text:p text:style-name="P2"/>
      <text:p text:style-name="P2"/>
      <text:p text:style-name="P2"/>
      <text:p text:style-name="P2"><text:tab/> <text:tab/><text:tab/><text:tab/>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04T22:04:46.432000000</meta:creation-date>
    <dc:date>2023-06-05T15:06:53.629000000</dc:date>
    <meta:editing-duration>PT22M38S</meta:editing-duration>
    <meta:editing-cycles>7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19" meta:word-count="101" meta:character-count="702" meta:non-whitespace-character-count="520"/>
  </office:meta>
</office:document-meta>
</file>